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c6d" officeooo:paragraph-rsid="0018dc6d"/>
    </style:style>
    <style:style style:name="P2" style:family="paragraph" style:parent-style-name="Table_20_Contents">
      <style:text-properties officeooo:rsid="00196d7d" officeooo:paragraph-rsid="00196d7d"/>
    </style:style>
    <style:style style:name="T1" style:family="text">
      <style:text-properties officeooo:rsid="001ad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529768632320">
          <table:table-cell table:style-name="Tableau1.A1" office:value-type="string">
            <text:p text:style-name="P1">BESOIN</text:p>
          </table:table-cell>
          <table:table-cell table:style-name="Tableau1.A1" office:value-type="string">
            <text:p text:style-name="P1">EXIGENCE</text:p>
          </table:table-cell>
          <table:table-cell table:style-name="Tableau1.C1" office:value-type="string">
            <text:p text:style-name="P1">TACHE</text:p>
          </table:table-cell>
        </table:table-row>
        <table:table-row table:style-name="TableLine94529768632320">
          <table:table-cell table:style-name="Tableau1.A2" office:value-type="string">
            <text:p text:style-name="P1">À partir d’un menu fichier, pouvoir charger des vidéos</text:p>
          </table:table-cell>
          <table:table-cell table:style-name="Tableau1.A2" office:value-type="string">
            <text:p text:style-name="P1">Créer un menu déroulant appelé fichier en haut de la fenêtre. </text:p>
            <text:p text:style-name="P1">On appelle un des sous-menus appelé « charger une vidéo ». L’utilisateur clique dessus et un explorateur de fichier s’ouvre. Il peut choisir une vidéo en format .avi. <text:span text:style-name="T1">La vidéo est en pause à la première image et est affichée sur l’espace de la fenêtre libre.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P1">A partir d’un menu fichier, pouvoir lire une vidéo</text:p>
          </table:table-cell>
          <table:table-cell table:style-name="Tableau1.A2" office:value-type="string">
            <text:p text:style-name="P1">L’utilisateur clique sur un sous-menu appelé « lire une vidéo » <text:span text:style-name="T1">La vidéo se lance.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P2">A partir d’un menu fichier, pouvoir quitter</text:p>
          </table:table-cell>
          <table:table-cell table:style-name="Tableau1.A2" office:value-type="string">
            <text:p text:style-name="P2">L’utilisateur clique sur un sous-menu appelé « quitter » qui ferme la fenêtr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5297686323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10T15:10:57.488722277</meta:creation-date>
    <dc:date>2022-03-10T16:51:24.102499328</dc:date>
    <meta:editing-duration>PT1H9M56S</meta:editing-duration>
    <meta:editing-cycles>1</meta:editing-cycles>
    <meta:document-statistic meta:table-count="1" meta:image-count="0" meta:object-count="0" meta:page-count="1" meta:paragraph-count="10" meta:word-count="113" meta:character-count="645" meta:non-whitespace-character-count="541"/>
    <meta:generator>LibreOffice/7.0.4.2$Linux_X86_64 LibreOffice_project/00$Build-2</meta:generator>
  </office:meta>
</office:document-meta>
</file>